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5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/N</text:p>
          </table:table-cell>
          <table:table-cell table:style-name="ce1" office:value-type="string" calcext:value-type="string" table:number-columns-spanned="1" table:number-rows-spanned="2">
            <text:p>HotWords</text:p>
          </table:table-cell>
          <table:table-cell table:style-name="ce1" office:value-type="string" calcext:value-type="string" table:number-columns-spanned="2" table:number-rows-spanned="1">
            <text:p>Original LM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V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V2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V2a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V3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V3a</text:p>
          </table:table-cell>
          <table:covered-table-cell table:style-name="ce2"/>
          <table:table-cell table:style-name="ce8" table:number-columns-repeated="4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string" calcext:value-type="string">
            <text:p>Mostly callsigns, all set to 1000</text:p>
          </table:table-cell>
          <table:table-cell office:value-type="float" office:value="12237.27" calcext:value-type="float">
            <text:p>12237.27</text:p>
          </table:table-cell>
          <table:table-cell office:value-type="float" office:value="24341.93" calcext:value-type="float">
            <text:p>24341.93</text:p>
          </table:table-cell>
          <table:table-cell table:style-name="ce7" office:value-type="float" office:value="5591.578" calcext:value-type="float">
            <text:p>5591.578</text:p>
          </table:table-cell>
          <table:table-cell office:value-type="float" office:value="10503.92" calcext:value-type="float">
            <text:p>10503.92</text:p>
          </table:table-cell>
          <table:table-cell office:value-type="float" office:value="17445.54" calcext:value-type="float">
            <text:p>17445.54</text:p>
          </table:table-cell>
          <table:table-cell office:value-type="float" office:value="35612.86" calcext:value-type="float">
            <text:p>35612.86</text:p>
          </table:table-cell>
          <table:table-cell office:value-type="float" office:value="48128.24" calcext:value-type="float">
            <text:p>48128.24</text:p>
          </table:table-cell>
          <table:table-cell office:value-type="float" office:value="105809.3" calcext:value-type="float">
            <text:p>105809.3</text:p>
          </table:table-cell>
          <table:table-cell office:value-type="float" office:value="16803.99" calcext:value-type="float">
            <text:p>16803.99</text:p>
          </table:table-cell>
          <table:table-cell office:value-type="float" office:value="34209.43" calcext:value-type="float">
            <text:p>34209.43</text:p>
          </table:table-cell>
          <table:table-cell office:value-type="float" office:value="44879.31" calcext:value-type="float">
            <text:p>44879.31</text:p>
          </table:table-cell>
          <table:table-cell office:value-type="float" office:value="98163.97" calcext:value-type="float">
            <text:p>9816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string" calcext:value-type="string">
            <text:p>Same as exp1, non-callsigns set to 5000</text:p>
          </table:table-cell>
          <table:table-cell office:value-type="float" office:value="12237.27" calcext:value-type="float">
            <text:p>12237.27</text:p>
          </table:table-cell>
          <table:table-cell office:value-type="float" office:value="24341.93" calcext:value-type="float">
            <text:p>24341.93</text:p>
          </table:table-cell>
          <table:table-cell office:value-type="float" office:value="5588.462" calcext:value-type="float">
            <text:p>5588.462</text:p>
          </table:table-cell>
          <table:table-cell office:value-type="float" office:value="10497.64" calcext:value-type="float">
            <text:p>10497.64</text:p>
          </table:table-cell>
          <table:table-cell table:style-name="ce7" office:value-type="float" office:value="4467.263" calcext:value-type="float">
            <text:p>4467.263</text:p>
          </table:table-cell>
          <table:table-cell office:value-type="float" office:value="8746.132" calcext:value-type="float">
            <text:p>8746.132</text:p>
          </table:table-cell>
          <table:table-cell office:value-type="float" office:value="9728.044" calcext:value-type="float">
            <text:p>9728.044</text:p>
          </table:table-cell>
          <table:table-cell office:value-type="float" office:value="20268.31" calcext:value-type="float">
            <text:p>20268.31</text:p>
          </table:table-cell>
          <table:table-cell office:value-type="float" office:value="17516.93" calcext:value-type="float">
            <text:p>17516.93</text:p>
          </table:table-cell>
          <table:table-cell office:value-type="float" office:value="35624.07" calcext:value-type="float">
            <text:p>35624.07</text:p>
          </table:table-cell>
          <table:table-cell office:value-type="float" office:value="51044.24" calcext:value-type="float">
            <text:p>51044.24</text:p>
          </table:table-cell>
          <table:table-cell office:value-type="float" office:value="112195.9" calcext:value-type="float">
            <text:p>11219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string" calcext:value-type="string">
            <text:p>New hotwords list, callsigns set to 50</text:p>
          </table:table-cell>
          <table:table-cell office:value-type="float" office:value="12238.27" calcext:value-type="float">
            <text:p>12238.27</text:p>
          </table:table-cell>
          <table:table-cell office:value-type="float" office:value="24342.93" calcext:value-type="float">
            <text:p>24342.93</text:p>
          </table:table-cell>
          <table:table-cell office:value-type="float" office:value="3507.955" calcext:value-type="float">
            <text:p>3507.955</text:p>
          </table:table-cell>
          <table:table-cell office:value-type="float" office:value="6369.077" calcext:value-type="float">
            <text:p>6369.077</text:p>
          </table:table-cell>
          <table:table-cell table:style-name="ce7" office:value-type="float" office:value="1206.286" calcext:value-type="float">
            <text:p>1206.286</text:p>
          </table:table-cell>
          <table:table-cell office:value-type="float" office:value="2127.028" calcext:value-type="float">
            <text:p>2127.028</text:p>
          </table:table-cell>
          <table:table-cell office:value-type="float" office:value="2253.501" calcext:value-type="float">
            <text:p>2253.501</text:p>
          </table:table-cell>
          <table:table-cell office:value-type="float" office:value="4177.113" calcext:value-type="float">
            <text:p>4177.113</text:p>
          </table:table-cell>
          <table:table-cell office:value-type="float" office:value="5259.725" calcext:value-type="float">
            <text:p>5259.725</text:p>
          </table:table-cell>
          <table:table-cell office:value-type="float" office:value="9801.43" calcext:value-type="float">
            <text:p>9801.43</text:p>
          </table:table-cell>
          <table:table-cell office:value-type="float" office:value="13511.94" calcext:value-type="float">
            <text:p>13511.94</text:p>
          </table:table-cell>
          <table:table-cell office:value-type="float" office:value="26965.75" calcext:value-type="float">
            <text:p>26965.75</text:p>
          </table:table-cell>
          <table:table-cell table:number-columns-repeated="4"/>
        </table:table-row>
        <table:table-row table:style-name="ro1" table:number-rows-repeated="25">
          <table:table-cell table:number-columns-repeated="18"/>
        </table:table-row>
        <table:table-row table:style-name="ro1" table:number-rows-repeated="2">
          <table:table-cell table:style-name="Default" table:number-columns-repeated="2"/>
          <table:table-cell table:style-name="ce6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6" table:number-columns-repeated="1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6:48:50.471746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5:31:05.621563726</meta:creation-date>
    <dc:date>2022-01-27T16:52:19.512915520</dc:date>
    <meta:editing-duration>PT7M15S</meta:editing-duration>
    <meta:editing-cycles>2</meta:editing-cycles>
    <meta:generator>LibreOffice/6.4.7.2$Linux_X86_64 LibreOffice_project/40$Build-2</meta:generator>
    <meta:document-statistic meta:table-count="1" meta:cell-count="62" meta:object-count="0"/>
  </office:meta>
</office:document-meta>
</file>